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ff5a" officeooo:paragraph-rsid="0004ff5a"/>
    </style:style>
    <style:style style:name="P2" style:family="paragraph" style:parent-style-name="Standard">
      <style:paragraph-properties fo:text-align="start" style:justify-single-word="false"/>
      <style:text-properties officeooo:rsid="0004ff5a" officeooo:paragraph-rsid="0004ff5a"/>
    </style:style>
    <style:style style:name="P3" style:family="paragraph" style:parent-style-name="Standard">
      <style:paragraph-properties fo:text-align="center" style:justify-single-word="false"/>
      <style:text-properties fo:font-size="18pt" officeooo:rsid="0004ff5a" officeooo:paragraph-rsid="0004ff5a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0pt" officeooo:rsid="0004ff5a" officeooo:paragraph-rsid="0004ff5a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04ff5a" officeooo:paragraph-rsid="0004ff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05d8d1" officeooo:paragraph-rsid="0005d8d1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04ff5a" officeooo:paragraph-rsid="0004ff5a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05d8d1" officeooo:paragraph-rsid="0005d8d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04ff5a" officeooo:paragraph-rsid="0004ff5a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04ff5a" officeooo:paragraph-rsid="0004ff5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officeooo:rsid="0004ff5a" officeooo:paragraph-rsid="0004ff5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082127" officeooo:paragraph-rsid="00082127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4ff5a" officeooo:paragraph-rsid="0004ff5a"/>
    </style:style>
    <style:style style:name="P14" style:family="paragraph" style:parent-style-name="Standard">
      <style:paragraph-properties fo:text-align="start" style:justify-single-word="false"/>
      <style:text-properties fo:font-size="10pt" officeooo:rsid="0004ff5a" officeooo:paragraph-rsid="0004ff5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fo:font-style="italic" fo:font-weight="bold" officeooo:rsid="0005d8d1" officeooo:paragraph-rsid="0005d8d1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normal" officeooo:rsid="0005d8d1" officeooo:paragraph-rsid="0005d8d1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sans-serif" fo:font-size="12pt" officeooo:rsid="0004ff5a" officeooo:paragraph-rsid="0004ff5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2pt" officeooo:rsid="0004ff5a" officeooo:paragraph-rsid="0004ff5a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sans-serif" fo:font-size="12pt" officeooo:rsid="0005d8d1" officeooo:paragraph-rsid="0005d8d1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2pt" officeooo:rsid="0005d8d1" officeooo:paragraph-rsid="0005d8d1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sans-serif" fo:font-size="12pt" officeooo:rsid="000762bb" officeooo:paragraph-rsid="000762bb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2pt" officeooo:rsid="000762bb" officeooo:paragraph-rsid="000762bb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sans-serif" fo:font-size="12pt" officeooo:rsid="00082127" officeooo:paragraph-rsid="00082127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2pt" officeooo:rsid="00082127" officeooo:paragraph-rsid="0008212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82127" officeooo:paragraph-rsid="0008212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officeooo:rsid="00082127" officeooo:paragraph-rsid="00082127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àctica 2 – Configuració del servidor web</text:p>
      <text:p text:style-name="P1"/>
      <text:list xml:id="list1341541523" text:style-name="L1">
        <text:list-item>
          <text:p text:style-name="P13">En cas que no el tingueu, instal·lar el apache server.</text:p>
        </text:list-item>
      </text:list>
      <text:p text:style-name="P2"/>
      <text:p text:style-name="P5">[root@i05 modules]# dnf -y install httpd</text:p>
      <text:p text:style-name="P5">Last metadata expiration check: 0:03:41 ago on Fri 15 Jan 2021 11:31:04 AM CET.</text:p>
      <text:p text:style-name="P5">Package httpd-2.4.46-1.fc32.x86_64 is already installed.</text:p>
      <text:p text:style-name="P5">Dependencies resolved.</text:p>
      <text:p text:style-name="P5">Nothing to do.</text:p>
      <text:p text:style-name="P5">Complete!</text:p>
      <text:p text:style-name="P2"/>
      <text:list xml:id="list121758044231098" text:continue-numbering="true" text:style-name="L1">
        <text:list-item>
          <text:p text:style-name="P13">Identificar el sistema i identificar els paquets i components dels servei.</text:p>
        </text:list-item>
      </text:list>
      <text:p text:style-name="P2"/>
      <text:p text:style-name="P4"/>
      <text:p text:style-name="P4">/etc/httpd/conf</text:p>
      <text:p text:style-name="P4">/etc/httpd/conf.d/autoindex.conf</text:p>
      <text:p text:style-name="P4">/etc/httpd/conf.d/userdir.conf</text:p>
      <text:p text:style-name="P4">/etc/httpd/conf.d/welcome.conf</text:p>
      <text:p text:style-name="P4">/etc/httpd/conf.modules.d</text:p>
      <text:p text:style-name="P4">/etc/httpd/conf.modules.d/00-base.conf</text:p>
      <text:p text:style-name="P4">/etc/httpd/conf.modules.d/00-dav.conf</text:p>
      <text:p text:style-name="P4">/etc/httpd/conf.modules.d/00-lua.conf</text:p>
      <text:p text:style-name="P4">/etc/httpd/conf.modules.d/00-mpm.conf</text:p>
      <text:p text:style-name="P4">/etc/httpd/conf.modules.d/00-optional.conf</text:p>
      <text:p text:style-name="P4">/etc/httpd/conf.modules.d/00-proxy.conf</text:p>
      <text:p text:style-name="P4">/etc/httpd/conf.modules.d/00-systemd.conf</text:p>
      <text:p text:style-name="P4">/etc/httpd/conf.modules.d/01-cgi.conf</text:p>
      <text:p text:style-name="P4">/etc/httpd/conf.modules.d/README</text:p>
      <text:p text:style-name="P4">/etc/httpd/conf/httpd.conf</text:p>
      <text:p text:style-name="P4">/etc/httpd/conf/magic</text:p>
      <text:p text:style-name="P4">/etc/httpd/logs</text:p>
      <text:p text:style-name="P4">/etc/httpd/modules</text:p>
      <text:p text:style-name="P4">/etc/httpd/run</text:p>
      <text:p text:style-name="P4">/etc/httpd/state</text:p>
      <text:p text:style-name="P4">/etc/logrotate.d/httpd</text:p>
      <text:p text:style-name="P4">/etc/sysconfig/htcacheclean</text:p>
      <text:p text:style-name="P4">/run/httpd</text:p>
      <text:p text:style-name="P4">/run/httpd/htcacheclean</text:p>
      <text:p text:style-name="P5">/usr/lib64/httpd</text:p>
      <text:p text:style-name="P5">/usr/lib64/httpd/modules</text:p>
      <text:p text:style-name="P5">/usr/lib64/httpd/modules/mod_access_compat.so</text:p>
      <text:p text:style-name="P5">/usr/lib64/httpd/modules/mod_actions.so</text:p>
      <text:p text:style-name="P5">/usr/lib64/httpd/modules/mod_alias.so</text:p>
      <text:p text:style-name="P5">/usr/lib64/httpd/modules/mod_allowmethods.so</text:p>
      <text:p text:style-name="P5">/usr/lib64/httpd/modules/mod_asis.so</text:p>
      <text:p text:style-name="P5">/usr/lib64/httpd/modules/mod_auth_basic.so</text:p>
      <text:p text:style-name="P5">/usr/lib64/httpd/modules/mod_auth_digest.so</text:p>
      <text:p text:style-name="P5">/usr/lib64/httpd/modules/mod_authn_anon.so</text:p>
      <text:p text:style-name="P5">/usr/lib64/httpd/modules/mod_authn_core.so</text:p>
      <text:p text:style-name="P5">/usr/lib64/httpd/modules/mod_authn_dbd.so</text:p>
      <text:p text:style-name="P5">/usr/lib64/httpd/modules/mod_authn_dbm.so</text:p>
      <text:p text:style-name="P5">/usr/lib64/httpd/modules/mod_authn_file.so</text:p>
      <text:p text:style-name="P5">/usr/lib64/httpd/modules/mod_authn_socache.so</text:p>
      <text:p text:style-name="P5">/usr/lib64/httpd/modules/mod_authz_core.so</text:p>
      <text:p text:style-name="P5">/usr/lib64/httpd/modules/mod_authz_dbd.so</text:p>
      <text:p text:style-name="P5">/usr/lib64/httpd/modules/mod_authz_dbm.so</text:p>
      <text:p text:style-name="P5"><text:soft-page-break/>/usr/lib64/httpd/modules/mod_authz_groupfile.so</text:p>
      <text:p text:style-name="P5">/usr/lib64/httpd/modules/mod_authz_host.so</text:p>
      <text:p text:style-name="P5">/usr/lib64/httpd/modules/mod_authz_owner.so</text:p>
      <text:p text:style-name="P5">/usr/lib64/httpd/modules/mod_authz_user.so</text:p>
      <text:p text:style-name="P5">/usr/lib64/httpd/modules/mod_autoindex.so</text:p>
      <text:p text:style-name="P5">/usr/lib64/httpd/modules/mod_brotli.so</text:p>
      <text:p text:style-name="P5">/usr/lib64/httpd/modules/mod_buffer.so</text:p>
      <text:p text:style-name="P5">/usr/lib64/httpd/modules/mod_cache.so</text:p>
      <text:p text:style-name="P5">/usr/lib64/httpd/modules/mod_cache_disk.so</text:p>
      <text:p text:style-name="P5">/usr/lib64/httpd/modules/mod_cache_socache.so</text:p>
      <text:p text:style-name="P5">/usr/lib64/httpd/modules/mod_cgi.so</text:p>
      <text:p text:style-name="P5">/usr/lib64/httpd/modules/mod_cgid.so</text:p>
      <text:p text:style-name="P5">/usr/lib64/httpd/modules/mod_charset_lite.so</text:p>
      <text:p text:style-name="P5">/usr/lib64/httpd/modules/mod_data.so</text:p>
      <text:p text:style-name="P5">/usr/lib64/httpd/modules/mod_dav.so</text:p>
      <text:p text:style-name="P5">/usr/lib64/httpd/modules/mod_dav_fs.so</text:p>
      <text:p text:style-name="P5">/usr/lib64/httpd/modules/mod_dav_lock.so</text:p>
      <text:p text:style-name="P5">/usr/lib64/httpd/modules/mod_dbd.so</text:p>
      <text:p text:style-name="P5">/usr/lib64/httpd/modules/mod_deflate.so</text:p>
      <text:p text:style-name="P5">/usr/lib64/httpd/modules/mod_dialup.so</text:p>
      <text:p text:style-name="P5">/usr/lib64/httpd/modules/mod_dir.so</text:p>
      <text:p text:style-name="P5">/usr/lib64/httpd/modules/mod_dumpio.so</text:p>
      <text:p text:style-name="P5">/usr/lib64/httpd/modules/mod_echo.so</text:p>
      <text:p text:style-name="P5">/usr/lib64/httpd/modules/mod_env.so</text:p>
      <text:p text:style-name="P5">/usr/lib64/httpd/modules/mod_expires.so</text:p>
      <text:p text:style-name="P5">/usr/lib64/httpd/modules/mod_ext_filter.so</text:p>
      <text:p text:style-name="P5">...</text:p>
      <text:p text:style-name="P9">#hi ha més móduls que es troben a /usr/lib64/httpd/modules</text:p>
      <text:p text:style-name="P9"/>
      <text:p text:style-name="P7">/usr/share/man/man5/httpd.conf.5.gz</text:p>
      <text:p text:style-name="P7">/usr/share/man/man8/apachectl.8.gz</text:p>
      <text:p text:style-name="P7">/usr/share/man/man8/fcgistarter.8.gz</text:p>
      <text:p text:style-name="P7">/usr/share/man/man8/htcacheclean.8.gz</text:p>
      <text:p text:style-name="P7">/usr/share/man/man8/htcacheclean.service.8.gz</text:p>
      <text:p text:style-name="P7">/usr/share/man/man8/httpd.8.gz</text:p>
      <text:p text:style-name="P7">/usr/share/man/man8/httpd.service.8.gz</text:p>
      <text:p text:style-name="P7">/usr/share/man/man8/httpd.socket.8.gz</text:p>
      <text:p text:style-name="P7">/usr/share/man/man8/httpd@.service.8.gz</text:p>
      <text:p text:style-name="P7">/usr/share/man/man8/rotatelogs.8.gz</text:p>
      <text:p text:style-name="P7">/usr/share/man/man8/suexec.8.gz</text:p>
      <text:p text:style-name="P7">/var/cache/httpd</text:p>
      <text:p text:style-name="P7">/var/cache/httpd/proxy</text:p>
      <text:p text:style-name="P7">/var/lib/httpd</text:p>
      <text:p text:style-name="P7">/var/log/http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list xml:id="list121757685056259" text:continue-numbering="true" text:style-name="L1">
        <text:list-item>
          <text:p text:style-name="P17"><text:soft-page-break/>Consultarl’estatdelservei i engegar-lo.</text:p>
          <text:p text:style-name="P17"/>
        </text:list-item>
      </text:list>
      <text:p text:style-name="P5">[root@i05 modules]# systemctl status httpd</text:p>
      <text:p text:style-name="P5">● httpd.service - The Apache HTTP Server</text:p>
      <text:p text:style-name="P5"><text:s text:c="5"/>Loaded: loaded (/usr/lib/systemd/system/httpd.service; disabled; vendor preset: disabled)</text:p>
      <text:p text:style-name="P5"><text:s text:c="5"/>Active: active (running) since Fri 2021-01-15 10:35:11 CET; 1h 7min ago</text:p>
      <text:p text:style-name="P5"><text:s text:c="7"/>Docs: man:httpd.service(8)</text:p>
      <text:p text:style-name="P5"><text:s text:c="3"/>Main PID: 7106 (httpd)</text:p>
      <text:p text:style-name="P5"><text:s text:c="5"/>Status: "Total requests: 8; Idle/Busy workers 100/0;Requests/sec: 0.00197; Bytes served/sec: <text:s text:c="2"/>1 B/sec"</text:p>
      <text:p text:style-name="P5"><text:s text:c="6"/>Tasks: 213 (limit: 19012)</text:p>
      <text:p text:style-name="P5"><text:s text:c="5"/>Memory: 22.3M</text:p>
      <text:p text:style-name="P5"><text:s text:c="5"/>CGroup: /system.slice/httpd.service</text:p>
      <text:p text:style-name="P5"><text:s text:c="13"/>├─7106 /usr/sbin/httpd -DFOREGROUND</text:p>
      <text:p text:style-name="P5"><text:s text:c="13"/>├─7107 /usr/sbin/httpd -DFOREGROUND</text:p>
      <text:p text:style-name="P5"><text:s text:c="13"/>├─7109 /usr/sbin/httpd -DFOREGROUND</text:p>
      <text:p text:style-name="P5"><text:s text:c="13"/>├─7110 /usr/sbin/httpd -DFOREGROUND</text:p>
      <text:p text:style-name="P5"><text:s text:c="13"/>└─7111 /usr/sbin/httpd -DFOREGROUND</text:p>
      <text:p text:style-name="P5"/>
      <text:p text:style-name="P5">Jan 15 10:35:11 i05 systemd[1]: Starting The Apache HTTP Server...</text:p>
      <text:p text:style-name="P5">Jan 15 10:35:11 i05 httpd[7106]: Server configured, listening on: port 80</text:p>
      <text:p text:style-name="P11">Jan 15 10:35:11 i05 systemd[1]: Started The Apache HTTP Server.</text:p>
      <text:p text:style-name="P18"/>
      <text:list xml:id="list121759170235294" text:continue-numbering="true" text:style-name="L1">
        <text:list-item>
          <text:p text:style-name="P19">Indicar la ip i el port que utilitzarem</text:p>
          <text:p text:style-name="P19"/>
        </text:list-item>
      </text:list>
      <text:p text:style-name="P6">Editar el fitxer de configuració: /etc/httpd/conf/httpd.conf</text:p>
      <text:p text:style-name="P6"/>
      <text:p text:style-name="P6"><text:span text:style-name="T1">listen 80 #</text:span><text:span text:style-name="T2">per defecte escolta al port 80 i la IP és de localhost</text:span></text:p>
      <text:p text:style-name="P20"/>
      <text:list xml:id="list121757516563608" text:continue-numbering="true" text:style-name="L1">
        <text:list-item>
          <text:p text:style-name="P21">Crear un HTML de prova i afegir-lo al directori de publicació.</text:p>
        </text:list-item>
      </text:list>
      <text:p text:style-name="P22"/>
      <text:p text:style-name="P12">Enganxar el html a /var/www/html/<text:span text:style-name="T3">index.html</text:span></text:p>
      <text:p text:style-name="P25">Recarregar el daemon “systemctl restart httpd”</text:p>
      <text:p text:style-name="P25">Comprovar-ho entrant en el navegador “localhost:80”</text:p>
      <text:p text:style-name="P25"/>
      <text:list xml:id="list121757683388003" text:continue-numbering="true" text:style-name="L1">
        <text:list-item>
          <text:p text:style-name="P23">Observar-ne els diversos mòduls dinàmics tant i diferenciar els que estàn instal·lats respecte els que estàn carregats.</text:p>
        </text:list-item>
      </text:list>
      <text:p text:style-name="P24"/>
      <text:p text:style-name="P26">[root@i05 conf]# httpd -M</text:p>
      <text:p text:style-name="P26">Loaded Modules:</text:p>
      <text:p text:style-name="P26"><text:s/>core_module (static)</text:p>
      <text:p text:style-name="P26"><text:s/>so_module (static)</text:p>
      <text:p text:style-name="P26"><text:s/>http_module (static)</text:p>
      <text:p text:style-name="P26"><text:s/>access_compat_module (shared)</text:p>
      <text:p text:style-name="P26"><text:s/>actions_module (shared)</text:p>
      <text:p text:style-name="P26"><text:s/>alias_module (shared)</text:p>
      <text:p text:style-name="P26"><text:s/>allowmethods_module (shared)</text:p>
      <text:p text:style-name="P26"><text:s/>auth_basic_module (shared)</text:p>
      <text:p text:style-name="P26"><text:s/>auth_digest_module (shared)</text:p>
      <text:p text:style-name="P26"><text:s/>authn_anon_module (shared)</text:p>
      <text:p text:style-name="P26"><text:s/>authn_core_module (shared)</text:p>
      <text:p text:style-name="P26"><text:s/>authn_dbd_module (shared)</text:p>
      <text:p text:style-name="P26"><text:s/>authn_dbm_module (shared)</text:p>
      <text:p text:style-name="P26"><text:s/>authn_file_module (shared)</text:p>
      <text:p text:style-name="P26"><text:s/>authn_socache_module (shared)</text:p>
      <text:p text:style-name="P26"><text:s/>authz_core_module (shared)</text:p>
      <text:p text:style-name="P26"><text:soft-page-break/><text:s/>authz_dbd_module (shared)</text:p>
      <text:p text:style-name="P26"><text:s/>authz_dbm_module (shared)</text:p>
      <text:p text:style-name="P26"><text:s/>authz_groupfile_module (shared)</text:p>
      <text:p text:style-name="P26"><text:s/>authz_host_module (shared)</text:p>
      <text:p text:style-name="P26"><text:s/>authz_owner_module (shared)</text:p>
      <text:p text:style-name="P26"><text:s/>authz_user_module (shared)</text:p>
      <text:p text:style-name="P26"><text:s/>autoindex_module (shared)</text:p>
      <text:p text:style-name="P26"><text:s/>brotli_module (shared)</text:p>
      <text:p text:style-name="P26"><text:s/>cache_module (shared)</text:p>
      <text:p text:style-name="P26"><text:s/>cache_disk_module (shared)</text:p>
      <text:p text:style-name="P26"><text:s/>cache_socache_module (shared)</text:p>
      <text:p text:style-name="P26"><text:s/>data_module (shared)</text:p>
      <text:p text:style-name="P26"><text:s/>dbd_module (shared)</text:p>
      <text:p text:style-name="P26"><text:s/>deflate_module (shared)</text:p>
      <text:p text:style-name="P26"><text:s/>dir_module (shared)</text:p>
      <text:p text:style-name="P26"><text:s/>dumpio_module (shared)</text:p>
      <text:p text:style-name="P26"><text:s/>echo_module (shared)</text:p>
      <text:p text:style-name="P26"><text:s/>env_module (shared)</text:p>
      <text:p text:style-name="P26"><text:s/>expires_module (shared)</text:p>
      <text:p text:style-name="P26"><text:s/>ext_filter_module (shared)</text:p>
      <text:p text:style-name="P26"><text:s/>filter_module (shared)</text:p>
      <text:p text:style-name="P26"><text:s/>headers_module (shared)</text:p>
      <text:p text:style-name="P26"><text:s/>include_module (shared)</text:p>
      <text:p text:style-name="P26"><text:s/>info_module (shared)</text:p>
      <text:p text:style-name="P26"><text:s/>log_config_module (shared)</text:p>
      <text:p text:style-name="P26"><text:s/>logio_module (shared)</text:p>
      <text:p text:style-name="P26"><text:s/>macro_module (shared)</text:p>
      <text:p text:style-name="P26"><text:s/>mime_magic_module (shared)</text:p>
      <text:p text:style-name="P26"><text:s/>mime_module (shared)</text:p>
      <text:p text:style-name="P26"><text:s/>negotiation_module (shared)</text:p>
      <text:p text:style-name="P26"><text:s/>remoteip_module (shared)</text:p>
      <text:p text:style-name="P26"><text:s/>reqtimeout_module (shared)</text:p>
      <text:p text:style-name="P26"><text:s/>request_module (shared)</text:p>
      <text:p text:style-name="P26"><text:s/>rewrite_module (shared)</text:p>
      <text:p text:style-name="P26"><text:s/>setenvif_module (shared)</text:p>
      <text:p text:style-name="P26"><text:s/>slotmem_plain_module (shared)</text:p>
      <text:p text:style-name="P26"><text:s/>slotmem_shm_module (shared)</text:p>
      <text:p text:style-name="P26"><text:s/>socache_dbm_module (shared)</text:p>
      <text:p text:style-name="P26"><text:s/>socache_memcache_module (shared)</text:p>
      <text:p text:style-name="P26"><text:s/>socache_redis_module (shared)</text:p>
      <text:p text:style-name="P26"><text:s/>socache_shmcb_module (shared)</text:p>
      <text:p text:style-name="P26"><text:s/>status_module (shared)</text:p>
      <text:p text:style-name="P26"><text:s/>substitute_module (shared)</text:p>
      <text:p text:style-name="P26"><text:s/>suexec_module (shared)</text:p>
      <text:p text:style-name="P26"><text:s/>unique_id_module (shared)</text:p>
      <text:p text:style-name="P26"><text:s/>unixd_module (shared)</text:p>
      <text:p text:style-name="P26"><text:s/>userdir_module (shared)</text:p>
      <text:p text:style-name="P26"><text:s/>version_module (shared)</text:p>
      <text:p text:style-name="P26"><text:s/>vhost_alias_module (shared)</text:p>
      <text:p text:style-name="P26"><text:s/>watchdog_module (shared)</text:p>
      <text:p text:style-name="P26"><text:s/>dav_module (shared)</text:p>
      <text:p text:style-name="P26"><text:s/>dav_fs_module (shared)</text:p>
      <text:p text:style-name="P26"><text:s/>dav_lock_module (shared)</text:p>
      <text:p text:style-name="P26"><text:s/>lua_module (shared)</text:p>
      <text:p text:style-name="P26"><text:s/>mpm_event_module (shared)</text:p>
      <text:p text:style-name="P26"><text:s/>proxy_module (shared)</text:p>
      <text:p text:style-name="P26"><text:s/>lbmethod_bybusyness_module (shared)</text:p>
      <text:p text:style-name="P26"><text:s/>lbmethod_byrequests_module (shared)</text:p>
      <text:p text:style-name="P26"><text:soft-page-break/><text:s/>lbmethod_bytraffic_module (shared)</text:p>
      <text:p text:style-name="P26"><text:s/>lbmethod_heartbeat_module (shared)</text:p>
      <text:p text:style-name="P26"><text:s/>proxy_ajp_module (shared)</text:p>
      <text:p text:style-name="P26"><text:s/>proxy_balancer_module (shared)</text:p>
      <text:p text:style-name="P26"><text:s/>proxy_connect_module (shared)</text:p>
      <text:p text:style-name="P26"><text:s/>proxy_express_module (shared)</text:p>
      <text:p text:style-name="P26"><text:s/>proxy_fcgi_module (shared)</text:p>
      <text:p text:style-name="P26"><text:s/>proxy_fdpass_module (shared)</text:p>
      <text:p text:style-name="P26"><text:s/>proxy_ftp_module (shared)</text:p>
      <text:p text:style-name="P26"><text:s/>proxy_http_module (shared)</text:p>
      <text:p text:style-name="P26"><text:s/>proxy_hcheck_module (shared)</text:p>
      <text:p text:style-name="P26"><text:s/>proxy_scgi_module (shared)</text:p>
      <text:p text:style-name="P26"><text:s/>proxy_uwsgi_module (shared)</text:p>
      <text:p text:style-name="P26"><text:s/>proxy_wstunnel_module (shared)</text:p>
      <text:p text:style-name="P26"><text:s/>systemd_module (shared)</text:p>
      <text:p text:style-name="P26"><text:s/>cgid_module (shared)</text:p>
      <text:p text:style-name="P26"><text:s/>http2_module (shared)</text:p>
      <text:p text:style-name="P26"><text:s/>dnssd_module (shared)</text:p>
      <text:p text:style-name="P26"><text:s/>proxy_http2_module (shared)</text:p>
      <text:p text:style-name="P5"/>
      <text:p text:style-name="P15"/>
      <text:p text:style-name="P8">[root@localhost tmp]# ls /usr/lib64/httpd/modules/</text:p>
      <text:p text:style-name="P8">mod_access_compat.so <text:s text:c="3"/>mod_cgi.so <text:s text:c="17"/>mod_log_config.so <text:s text:c="5"/>mod_reflector.so</text:p>
      <text:p text:style-name="P8">mod_actions.so <text:s text:c="9"/>mod_charset_lite.so <text:s text:c="8"/>mod_log_debug.so <text:s text:c="6"/>mod_remoteip.so</text:p>
      <text:p text:style-name="P8">mod_alias.so <text:s text:c="11"/>mod_data.so <text:s text:c="16"/>mod_log_forensic.so <text:s text:c="3"/>mod_reqtimeout.so</text:p>
      <text:p text:style-name="P8">mod_allowmethods.so <text:s text:c="4"/>mod_dav_fs.so <text:s text:c="14"/>mod_logio.so <text:s text:c="10"/>mod_request.so</text:p>
      <text:p text:style-name="P8">mod_asis.so <text:s text:c="12"/>mod_dav_lock.so <text:s text:c="12"/>mod_lua.so <text:s text:c="12"/>mod_rewrite.so</text:p>
      <text:p text:style-name="P8">mod_auth_basic.so <text:s text:c="6"/>mod_dav.so <text:s text:c="17"/>mod_macro.so <text:s text:c="10"/>mod_sed.so</text:p>
      <text:p text:style-name="P8">mod_auth_digest.so <text:s text:c="5"/>mod_dbd.so <text:s text:c="17"/>mod_mime_magic.so <text:s text:c="5"/>mod_setenvif.so</text:p>
      <text:p text:style-name="P8">mod_authn_anon.so <text:s text:c="6"/>mod_deflate.so <text:s text:c="13"/>mod_mime.so <text:s text:c="11"/>mod_slotmem_plain.so</text:p>
      <text:p text:style-name="P8">mod_authn_core.so <text:s text:c="6"/>mod_dialup.so <text:s text:c="14"/>mod_mpm_event.so <text:s text:c="6"/>mod_slotmem_shm.so</text:p>
      <text:p text:style-name="P8">mod_authn_dbd.so <text:s text:c="7"/>mod_dir.so <text:s text:c="17"/>mod_mpm_prefork.so <text:s text:c="4"/>mod_socache_dbm.so</text:p>
      <text:p text:style-name="P8">mod_authn_dbm.so <text:s text:c="7"/>mod_dnssd.so <text:s text:c="15"/>mod_mpm_worker.so <text:s text:c="5"/>mod_socache_memcache.so</text:p>
      <text:p text:style-name="P8">mod_authn_file.so <text:s text:c="6"/>mod_dumpio.so <text:s text:c="14"/>mod_negotiation.so <text:s text:c="4"/>mod_socache_redis.so</text:p>
      <text:p text:style-name="P8">mod_authn_socache.so <text:s text:c="3"/>mod_echo.so <text:s text:c="16"/>mod_proxy_ajp.so <text:s text:c="6"/>mod_socache_shmcb.so</text:p>
      <text:p text:style-name="P8">mod_authz_core.so <text:s text:c="6"/>mod_env.so <text:s text:c="17"/>mod_proxy_balancer.so <text:s/>mod_speling.so</text:p>
      <text:p text:style-name="P8">mod_authz_dbd.so <text:s text:c="7"/>mod_expires.so <text:s text:c="13"/>mod_proxy_connect.so <text:s text:c="2"/>mod_status.so</text:p>
      <text:p text:style-name="P8">mod_authz_dbm.so <text:s text:c="7"/>mod_ext_filter.so <text:s text:c="10"/>mod_proxy_express.so <text:s text:c="2"/>mod_substitute.so</text:p>
      <text:p text:style-name="P8">mod_authz_groupfile.so <text:s/>mod_filter.so <text:s text:c="14"/>mod_proxy_fcgi.so <text:s text:c="5"/>mod_suexec.so</text:p>
      <text:p text:style-name="P8">mod_authz_host.so <text:s text:c="6"/>mod_headers.so <text:s text:c="13"/>mod_proxy_fdpass.so <text:s text:c="3"/>mod_systemd.so</text:p>
      <text:p text:style-name="P8">mod_authz_owner.so <text:s text:c="5"/>mod_heartbeat.so <text:s text:c="11"/>mod_proxy_ftp.so <text:s text:c="6"/>mod_unique_id.so</text:p>
      <text:p text:style-name="P8">mod_authz_user.so <text:s text:c="6"/>mod_heartmonitor.so <text:s text:c="8"/>mod_proxy_hcheck.so <text:s text:c="3"/>mod_unixd.so</text:p>
      <text:p text:style-name="P8">mod_autoindex.so <text:s text:c="7"/>mod_http2.so <text:s text:c="15"/>mod_proxy_http2.so <text:s text:c="4"/>mod_userdir.so</text:p>
      <text:p text:style-name="P8">mod_brotli.so <text:s text:c="10"/>mod_include.so <text:s text:c="13"/>mod_proxy_http.so <text:s text:c="5"/>mod_usertrack.so</text:p>
      <text:p text:style-name="P8">mod_buffer.so <text:s text:c="10"/>mod_info.so <text:s text:c="16"/>mod_proxy_scgi.so <text:s text:c="5"/>mod_version.so</text:p>
      <text:p text:style-name="P8">mod_cache_disk.so <text:s text:c="6"/>mod_lbmethod_bybusyness.so <text:s/>mod_proxy.so <text:s text:c="10"/>mod_vhost_alias.so</text:p>
      <text:p text:style-name="P8">mod_cache.so <text:s text:c="11"/>mod_lbmethod_byrequests.so <text:s/>mod_proxy_uwsgi.so <text:s text:c="4"/>mod_watchdog.so</text:p>
      <text:p text:style-name="P8">mod_cache_socache.so <text:s text:c="3"/>mod_lbmethod_bytraffic.so <text:s text:c="2"/>mod_proxy_wstunnel.so</text:p>
      <text:p text:style-name="P8">mod_cgid.so <text:s text:c="12"/>mod_lbmethod_heartbeat.so <text:s text:c="2"/>mod_ratelimit.s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1:31:54.189615527</meta:creation-date>
    <dc:date>2021-01-18T12:17:57.403143907</dc:date>
    <meta:editing-duration>PT29M6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5" meta:paragraph-count="244" meta:word-count="637" meta:character-count="9690" meta:non-whitespace-character-count="8456"/>
  </office:meta>
</office:document-meta>
</file>